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03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33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76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258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2.7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/</text:span></text:p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/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/</text:span></text:p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cm" svg:height="1.825cm" svg:x="5.7cm" svg:y="0.337cm">
          <draw:text-box>
            <text:p text:style-name="P1"><text:span text:style-name="T2">Komponentendiagrammm Desktop/Mobil</text:span></text:p>
          </draw:text-box>
        </draw:frame>
        <draw:custom-shape draw:style-name="gr4" draw:text-style-name="P2" xml:id="id6" draw:id="id6" draw:layer="layout" svg:width="5.538cm" svg:height="1.8cm" svg:x="9.862cm" svg:y="9.9cm">
          <text:p text:style-name="P1"><text:span text:style-name="T1">/results</text:span></text:p>
          <text:p text:style-name="P1"><text:span text:style-name="T1">(HOC) ResultDe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233cm" svg:height="1.8cm" svg:x="4.967cm" svg:y="9.9cm">
          <text:p text:style-name="P1"><text:span text:style-name="T1">/calc</text:span></text:p>
          <text:p text:style-name="P1"><text:span text:style-name="T1">CalcOff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261cm" svg:height="1.8cm" svg:x="20.177cm" svg:y="9.9cm">
          <text:p text:style-name="P1"><text:span text:style-name="T1">/scan</text:span></text:p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7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7" draw:text-style-name="P4" draw:layer="layout" svg:x1="13.3cm" svg:y1="7.2cm" svg:x2="7.083cm" svg:y2="9.9cm" draw:start-shape="id4" draw:start-glue-point="2" draw:end-shape="id5" svg:d="M13300 7200v1350h-6217v1350" svg:viewBox="0 0 6218 2701">
          <text:p/>
        </draw:connector>
        <draw:connector draw:style-name="gr7" draw:text-style-name="P4" draw:layer="layout" svg:x1="13.3cm" svg:y1="7.2cm" svg:x2="12.631cm" svg:y2="9.9cm" draw:start-shape="id4" draw:start-glue-point="2" draw:end-shape="id6" svg:d="M13300 7200v1350h-669v1350" svg:viewBox="0 0 670 2701">
          <text:p/>
        </draw:connector>
        <draw:connector draw:style-name="gr7" draw:text-style-name="P4" draw:layer="layout" svg:x1="13.3cm" svg:y1="7.2cm" svg:x2="21.807cm" svg:y2="9.9cm" draw:start-shape="id4" draw:start-glue-point="2" draw:end-shape="id7" svg:d="M13300 7200v1350h8507v1350" svg:viewBox="0 0 8508 2701">
          <text:p/>
        </draw:connector>
        <draw:custom-shape draw:style-name="gr8" draw:text-style-name="P2" xml:id="id8" draw:id="id8" draw:layer="layout" svg:width="3.758cm" svg:height="1.8cm" svg:x="0.4cm" svg:y="9.9cm">
          <text:p text:style-name="P1"><text:span text:style-name="T1">/about</text:span></text:p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.279cm" svg:y2="9.9cm" draw:start-shape="id4" draw:start-glue-point="2" draw:end-shape="id8" draw:end-glue-point="0" svg:d="M13300 7200v1350h-11021v1350" svg:viewBox="0 0 11022 2701">
          <text:p/>
        </draw:connector>
        <draw:custom-shape draw:style-name="gr9" draw:text-style-name="P2" xml:id="id9" draw:id="id9" draw:layer="layout" svg:width="3.7cm" svg:height="1.7cm" svg:x="0.4cm" svg:y="12.9cm">
          <text:p text:style-name="P1"><text:span text:style-name="T1">/about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.279cm" svg:y1="11.7cm" svg:x2="2.25cm" svg:y2="12.9cm" draw:start-shape="id8" draw:start-glue-point="2" draw:end-shape="id9" svg:d="M2279 11700l-29 1200" svg:viewBox="0 0 30 1201">
          <text:p/>
        </draw:connector>
        <draw:connector draw:style-name="gr7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10" draw:text-style-name="P2" xml:id="id10" draw:id="id10" draw:layer="layout" svg:width="4.3cm" svg:height="1.7cm" svg:x="7.1cm" svg:y="12.9cm">
          <text:p text:style-name="P1"><text:span text:style-name="T1">/results</text:span></text:p>
          <text:p text:style-name="P1"><text:span text:style-name="T1">ErrorMess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3cm" svg:height="1.7cm" svg:x="14.7cm" svg:y="12.9cm">
          <text:p text:style-name="P1"><text:span text:style-name="T1">/results</text:span></text:p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631cm" svg:y1="11.7cm" svg:x2="9.25cm" svg:y2="12.9cm" draw:start-shape="id6" draw:start-glue-point="2" draw:end-shape="id10" draw:end-glue-point="0" svg:d="M12631 11700v600h-3381v600" svg:viewBox="0 0 3382 1201">
          <text:p/>
        </draw:connector>
        <draw:connector draw:style-name="gr7" draw:text-style-name="P4" draw:layer="layout" svg:x1="12.631cm" svg:y1="11.7cm" svg:x2="16.85cm" svg:y2="12.9cm" draw:start-shape="id6" draw:start-glue-point="2" draw:end-shape="id11" svg:d="M12631 11700v600h4219v600" svg:viewBox="0 0 4220 1201">
          <text:p/>
        </draw:connector>
        <draw:custom-shape draw:style-name="gr11" draw:text-style-name="P2" xml:id="id12" draw:id="id12" draw:layer="layout" svg:width="3.26cm" svg:height="1.8cm" svg:x="24.14cm" svg:y="9.9cm">
          <text:p text:style-name="P1"><text:span text:style-name="T1">/</text:span></text:p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5.77cm" svg:y2="9.9cm" draw:start-shape="id4" draw:start-glue-point="2" draw:end-shape="id12" svg:d="M13300 7200v1350h12470v1350" svg:viewBox="0 0 12471 2701">
          <text:p/>
        </draw:connector>
        <draw:custom-shape draw:style-name="gr6" draw:text-style-name="P2" xml:id="id13" draw:id="id13" draw:layer="layout" svg:width="3.261cm" svg:height="1.8cm" svg:x="16cm" svg:y="9.9cm">
          <text:p text:style-name="P1"><text:span text:style-name="T1">/search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17.63cm" svg:y2="9.9cm" draw:start-shape="id4" draw:start-glue-point="2" draw:end-shape="id13" svg:d="M13300 7200v1350h4330v1350" svg:viewBox="0 0 4331 2701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4:37:37.687017576</dc:date>
    <meta:editing-duration>PT2H15M31S</meta:editing-duration>
    <meta:editing-cycles>26</meta:editing-cycles>
    <meta:generator>LibreOffice/6.0.7.3$Linux_X86_64 LibreOffice_project/00m0$Build-3</meta:generator>
    <meta:document-statistic meta:object-count="49"/>
  </office:meta>
</office:document-meta>
</file>